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4"/>
          <table:table-cell office:value-type="string">
            <text:p>I(R3) mA</text:p>
          </table:table-cell>
          <table:table-cell office:value-type="string">
            <text:p>Vout(V)</text:p>
          </table:table-cell>
          <table:table-cell office:value-type="string">
            <text:p>R (Ohmios)</text:p>
          </table:table-cell>
          <table:table-cell/>
          <table:table-cell office:value-type="string">
            <text:p>Potencia (mw)</text:p>
          </table:table-cell>
        </table:table-row>
        <table:table-row table:style-name="ro2">
          <table:table-cell table:number-columns-repeated="4"/>
          <table:table-cell table:formula="of:=1000*[.F2]/[.G2]" office:value-type="float" office:value="0.137727272727273">
            <text:p>0,1377272727</text:p>
          </table:table-cell>
          <table:table-cell office:value-type="float" office:value="3.03">
            <text:p>3,03</text:p>
          </table:table-cell>
          <table:table-cell office:value-type="float" office:value="22000">
            <text:p>22000</text:p>
          </table:table-cell>
          <table:table-cell/>
          <table:table-cell table:formula="of:=[.F2]*[.E2]" office:value-type="float" office:value="0.417313636363636">
            <text:p>0,4173136364</text:p>
          </table:table-cell>
        </table:table-row>
        <table:table-row table:style-name="ro2">
          <table:table-cell table:number-columns-repeated="4"/>
          <table:table-cell table:formula="of:=1000*[.F3]/[.G3]" office:value-type="float" office:value="0.2923">
            <text:p>0,2923</text:p>
          </table:table-cell>
          <table:table-cell office:value-type="float" office:value="2.923">
            <text:p>2,923</text:p>
          </table:table-cell>
          <table:table-cell office:value-type="float" office:value="10000">
            <text:p>10000</text:p>
          </table:table-cell>
          <table:table-cell/>
          <table:table-cell table:formula="of:=[.F3]*[.E3]" office:value-type="float" office:value="0.8543929">
            <text:p>0,8543929</text:p>
          </table:table-cell>
        </table:table-row>
        <table:table-row table:style-name="ro2">
          <table:table-cell table:number-columns-repeated="4"/>
          <table:table-cell table:formula="of:=1000*[.F4]/[.G4]" office:value-type="float" office:value="0.580212765957447">
            <text:p>0,580212766</text:p>
          </table:table-cell>
          <table:table-cell office:value-type="float" office:value="2.727">
            <text:p>2,727</text:p>
          </table:table-cell>
          <table:table-cell office:value-type="float" office:value="4700">
            <text:p>4700</text:p>
          </table:table-cell>
          <table:table-cell/>
          <table:table-cell table:formula="of:=[.F4]*[.E4]" office:value-type="float" office:value="1.58224021276596">
            <text:p>1,5822402128</text:p>
          </table:table-cell>
        </table:table-row>
        <table:table-row table:style-name="ro2">
          <table:table-cell table:number-columns-repeated="4"/>
          <table:table-cell table:formula="of:=1000*[.F5]/[.G5]" office:value-type="float" office:value="1.08409090909091">
            <text:p>1,0840909091</text:p>
          </table:table-cell>
          <table:table-cell office:value-type="float" office:value="2.385">
            <text:p>2,385</text:p>
          </table:table-cell>
          <table:table-cell office:value-type="float" office:value="2200">
            <text:p>2200</text:p>
          </table:table-cell>
          <table:table-cell/>
          <table:table-cell table:formula="of:=[.F5]*[.E5]" office:value-type="float" office:value="2.58555681818182">
            <text:p>2,5855568182</text:p>
          </table:table-cell>
        </table:table-row>
        <table:table-row table:style-name="ro2">
          <table:table-cell table:number-columns-repeated="4"/>
          <table:table-cell table:formula="of:=1000*[.F6]/[.G6]" office:value-type="float" office:value="1.85">
            <text:p>1,85</text:p>
          </table:table-cell>
          <table:table-cell office:value-type="float" office:value="1.85">
            <text:p>1,85</text:p>
          </table:table-cell>
          <table:table-cell office:value-type="float" office:value="1000">
            <text:p>1000</text:p>
          </table:table-cell>
          <table:table-cell/>
          <table:table-cell table:formula="of:=[.F6]*[.E6]" office:value-type="float" office:value="3.4225">
            <text:p>3,4225</text:p>
          </table:table-cell>
        </table:table-row>
        <table:table-row table:style-name="ro2">
          <table:table-cell table:number-columns-repeated="4"/>
          <table:table-cell table:formula="of:=1000*[.F7]/[.G7]" office:value-type="float" office:value="2.71702127659575">
            <text:p>2,7170212766</text:p>
          </table:table-cell>
          <table:table-cell office:value-type="float" office:value="1.277">
            <text:p>1,277</text:p>
          </table:table-cell>
          <table:table-cell office:value-type="float" office:value="470">
            <text:p>470</text:p>
          </table:table-cell>
          <table:table-cell/>
          <table:table-cell table:formula="of:=[.F7]*[.E7]" office:value-type="float" office:value="3.46963617021277">
            <text:p>3,4696361702</text:p>
          </table:table-cell>
        </table:table-row>
        <table:table-row table:style-name="ro2">
          <table:table-cell table:number-columns-repeated="4"/>
          <table:table-cell table:formula="of:=1000*[.F8]/[.G8]" office:value-type="float" office:value="3.45909090909091">
            <text:p>3,4590909091</text:p>
          </table:table-cell>
          <table:table-cell office:value-type="float" office:value="0.761">
            <text:p>0,761</text:p>
          </table:table-cell>
          <table:table-cell office:value-type="float" office:value="220">
            <text:p>220</text:p>
          </table:table-cell>
          <table:table-cell/>
          <table:table-cell table:formula="of:=[.F8]*[.E8]" office:value-type="float" office:value="2.63236818181818">
            <text:p>2,6323681818</text:p>
          </table:table-cell>
        </table:table-row>
        <table:table-row table:style-name="ro2">
          <table:table-cell table:number-columns-repeated="4"/>
          <table:table-cell table:formula="of:=1000*[.F9]/[.G9]" office:value-type="float" office:value="4">
            <text:p>4</text:p>
          </table:table-cell>
          <table:table-cell office:value-type="float" office:value="0.4">
            <text:p>0,4</text:p>
          </table:table-cell>
          <table:table-cell office:value-type="float" office:value="100">
            <text:p>100</text:p>
          </table:table-cell>
          <table:table-cell/>
          <table:table-cell table:formula="of:=[.F9]*[.E9]" office:value-type="float" office:value="1.6">
            <text:p>1,6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>
            <draw:frame table:end-cell-address="Hoja1.N31" table:end-x="1.283cm" table:end-y="0.007cm" draw:z-index="0" draw:style-name="gr1" draw:text-style-name="P1" svg:width="23.25cm" svg:height="9.006cm" svg:x="0.614cm" svg:y="0.034cm">
              <draw:object draw:notify-on-update-of-ranges="Hoja1.E2:Hoja1.E11 Hoja1.F2:Hoja1.F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18/10/2017</text:date>, <text:time>19:49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Santorum</meta:initial-creator>
    <meta:creation-date>2017-10-18T19:28:49.78</meta:creation-date>
    <dc:date>2017-10-18T19:49:54.70</dc:date>
    <dc:creator>Alejandro Santorum</dc:creator>
    <meta:editing-duration>PT5M43S</meta:editing-duration>
    <meta:editing-cycles>2</meta:editing-cycles>
    <meta:generator>OpenOffice/4.1.3$Win32 OpenOffice.org_project/413m1$Build-9783</meta:generator>
    <meta:document-statistic meta:table-count="3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51cm" svg:height="9.007cm" xlink:href=".." xlink:type="simple" chart:class="chart:line" chart:style-name="ch1">
        <chart:legend chart:legend-position="end" svg:x="19.023cm" svg:y="3.929cm" style:legend-expansion="high" chart:style-name="ch2"/>
        <chart:plot-area chart:style-name="ch3" table:cell-range-address="Hoja1.E2:Hoja1.F11" chart:data-source-has-labels="column" svg:x="0.915cm" svg:y="0.855cm" svg:width="17.178cm" svg:height="7.552cm">
          <chartooo:coordinate-region svg:x="1.987cm" svg:y="1.067cm" svg:width="16.106cm" svg:height="6.243cm"/>
          <chart:axis chart:dimension="x" chart:name="primary-x" chart:style-name="ch4" chartooo:axis-type="auto">
            <chartooo:date-scale/>
            <chart:categories table:cell-range-address="Hoja1.E2:Hoja1.E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F2:Hoja1.F11" chart:class="chart:line">
            <chart:regression-curve chart:style-name="ch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float" office:value="0.137727272727273">
                <text:p>0</text:p>
                <draw:g>
                  <svg:desc>Hoja1.E2:Hoja1.E11</svg:desc>
                </draw:g>
              </table:table-cell>
              <table:table-cell office:value-type="float" office:value="3.03">
                <text:p>3.03</text:p>
                <draw:g>
                  <svg:desc>Hoja1.F2:Hoja1.F11</svg:desc>
                </draw:g>
              </table:table-cell>
            </table:table-row>
            <table:table-row>
              <table:table-cell office:value-type="float" office:value="0.2923">
                <text:p>0</text:p>
              </table:table-cell>
              <table:table-cell office:value-type="float" office:value="2.923">
                <text:p>2.923</text:p>
              </table:table-cell>
            </table:table-row>
            <table:table-row>
              <table:table-cell office:value-type="float" office:value="0.580212765957447">
                <text:p>0</text:p>
              </table:table-cell>
              <table:table-cell office:value-type="float" office:value="2.727">
                <text:p>2.727</text:p>
              </table:table-cell>
            </table:table-row>
            <table:table-row>
              <table:table-cell office:value-type="float" office:value="1.08409090909091">
                <text:p/>
              </table:table-cell>
              <table:table-cell office:value-type="float" office:value="2.385">
                <text:p>2.385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float" office:value="2.71702127659575">
                <text:p/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float" office:value="3.45909090909091">
                <text:p/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